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Roboto" svg:font-family="Roboto,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15"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16"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17" style:family="paragraph" style:parent-style-name="Preformatted_20_Text">
      <style:paragraph-properties fo:margin-top="0in" fo:margin-bottom="0in" fo:line-height="100%" fo:orphans="2" fo:widows="2" fo:padding="0.1252in" fo:border="0.0008in solid #000000"/>
    </style:style>
    <style:style style:name="P18"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0" style:family="paragraph" style:parent-style-name="Text_20_body">
      <style:text-properties fo:font-style="normal" style:text-underline-style="none"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0.5pt" fo:font-style="normal" fo:font-weight="normal"/>
    </style:style>
    <style:style style:name="T12" style:family="text">
      <style:text-properties style:font-name="Adobe Devanagari"/>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9">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0">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0">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0">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9">TAKE ALL THE SHIPS</text:span><text:span text:style-name="T10">.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0">From the trees, he could see the circle of cousins. Daginal was the son of the second youngest daughter. Five brothers, and two sisters all had boys. So it was a pack of cousins, younger, older all playing and </text:span><text:soft-page-break/><text:span text:style-name="T10">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14"><text:s/>Craft ........ Kuat Systems Engineering Firespray-class</text:p>
      <text:p text:style-name="P15">Type ......... Patrol/Attack Craft <text:s text:c="2"/>Cargo Capacity ......... 70 metric tons</text:p>
      <text:p text:style-name="P15">Scale ........ Starship <text:s text:c="13"/>Consumables ............ 1 month</text:p>
      <text:p text:style-name="P15">Length ....... 22 meters <text:s text:c="12"/>Hyperdrive Multiplier .. x2</text:p>
      <text:p text:style-name="P15">Pilot Skill .. Starship Piloting <text:s text:c="4"/>Hyperdrive Backup ...... x15</text:p>
      <text:p text:style-name="P15">Crew ......... 1, gunners: 2 <text:s text:c="8"/>Nav Computer ........... Yes</text:p>
      <text:p text:style-name="P15">Passengers ... 4 <text:s text:c="20"/>Maneuverability ........ 1D</text:p>
      <text:p text:style-name="P15">Hull ......... 138 <text:s text:c="18"/>Space Movement ......... 50 </text:p>
      <text:p text:style-name="P15">Shields ...... 36 <text:s text:c="19"/>Atmosphere ............. 295;850kmh</text:p>
      <text:p text:style-name="P15">Can Land? .... Yes <text:s text:c="18"/>Hangar Space ........... None</text:p>
      <text:p text:style-name="P17"/>
      <text:p text:style-name="P15">Sensors ...... Normal: <text:s/>1000, <text:s/>Focus: <text:s/>20, <text:s/>Passive: <text:s/>100</text:p>
      <text:p text:style-name="P17"/>
      <text:p text:style-name="P15">Weapon Skill ...... Starship Gunnery</text:p>
      <text:p text:style-name="P15">Weapon Slots ...... 4 total (2 filled)</text:p>
      <text:p text:style-name="P17"/>
      <text:p text:style-name="P15">Stock Weapons:</text:p>
      <text:p text:style-name="P16"><text:s text:c="4"/><text:span text:style-name="T11">Two Twin Mounted Blaster Cannons:</text:span></text:p>
      <text:p text:style-name="P16"><text:s text:c="6"/><text:span text:style-name="T11">Weapon Rating .... Standard <text:s text:c="6"/>Damage ........ 5D</text:span></text:p>
      <text:p text:style-name="P16"><text:s text:c="6"/><text:span text:style-name="T11">Fire Arc ......... Turret <text:s text:c="8"/>Fire Control .. 2D</text:span></text:p>
      <text:p text:style-name="P16"><text:s text:c="6"/><text:span text:style-name="T11">Space Range ...... 1-5/10/17 <text:s text:c="5"/>Atmo Range .... 100-500m/1km/1.7km</text:span></text:p>
      <text:p text:style-name="P17"/>
      <text:p text:style-name="P15">BASE COST NEW: 145000 cr <text:s text:c="12"/>BASE COST USED: 36250 cr <text:s text:c="13"/></text:p>
      <text:p text:style-name="P15">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8">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8">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2">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3"><text:span text:style-name="T10">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0">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9">I'm the worst.” </text:span></text:p>
      <text:p text:style-name="P12">Depths beyond depths opened up as he felt that everything he was cracked and opened up beneath him. There was no <text:span text:style-name="T9">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9">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9">YES!! </text:span>He watched four big puffs of smoke come from the exhaust, then shut it down. The feeling of power, being at the helm of that huge wheeled machine, it was a lift from the depths he'd been in. </text:p>
      <text:p text:style-name="P12"/>
      <text:p text:style-name="P12"><text:span text:style-name="T9">If goldhorde can change </text:span><text:span text:style-name="T3">these</text:span><text:span text:style-name="T9">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9">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No, I didn't see Coraig there. Just the younger boys.” It was a gamble, but he wasn't going to tell the adults and have them ride down there like cavalry. </text:p>
      <text:p text:style-name="P12"/>
      <text:p text:style-name="P12">“Good. He's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text:soft-page-break/>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text:soft-pag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text:soft-page-break/>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ext:soft-page-break/>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9">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text:soft-pag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text:soft-page-break/>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text:soft-page-break/>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8"/>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thei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ext:soft-page-break/>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9">I need to know he's safe. Maybe there's something I can do. </text:span></text:p>
      <text:p text:style-name="P12"><text:span text:style-name="T9"/></text:p>
      <text:p text:style-name="P12"><text:soft-page-break/>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2"><text:span text:style-name="T9">It can't be that bad. I'm watching videos for my lessons. Those aren't hurting my brain. </text:span></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text:soft-page-break/>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9">I wonder if I hurt it too bad?</text:span></text:p>
      <text:p text:style-name="P12"><text:span text:style-name="T9"/></text:p>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20">Whoa. <text:span text:style-name="T10">Thought Daginal. </text:span>They're completely white. <text:span text:style-name="T10">The dragon's eyes were wells of void, and they seemed to glow with the light of the stream. He tested them, squinting at first, and then swimming in fast playful sprints once he was sure he could see. </text:span></text:p>
      <text:p text:style-name="P20"><text:span text:style-name="T10"/></text:p>
      <text:p text:style-name="P20"><text:span text:style-name="T10">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span></text:p>
      <text:p text:style-name="P20"><text:span text:style-name="T10"/></text:p>
      <text:p text:style-name="P20"><text:span text:style-name="T10">Daginal showed goldhorde what he wanted. It was unsettling to have the white hollow eyes look at him, but the dragon's body language was still the friendly buddy he knew. “Find me a computer asking for directions.”</text:span></text:p>
      <text:p text:style-name="P20"><text:span text:style-name="T10"/></text:p>
      <text:p text:style-name="P20"><text:span text:style-name="T10">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span></text:p>
      <text:p text:style-name="P20"><text:span text:style-name="T10"><text:line-break/>Daginal could see how frustrated goldhorde was got as lights zipped past him. He giggled. He stuck his </text:span><text:soft-page-break/><text:span text:style-name="T10">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20"><text:span text:style-name="T10"/></text:p>
      <text:p text:style-name="P20"><text:span text:style-name="T10">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a fast flowing stream. The light lingered for a moment, then moved on. Daginal frantically searched for goldhorde. Where'd he gone. Where he'd been there was just an empty streambed. </text:span></text:p>
      <text:p text:style-name="P20"><text:span text:style-name="T10"/></text:p>
      <text:p text:style-name="P20"><text:span text:style-name="T10">Then a little waggle caught his attention. Goldhorde wiggled playfully. As if to say “Here I am! Fooled ya!” A little movement made it all clear. </text:span>You clever critter!<text:span text:style-name="T10">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20"><text:span text:style-name="T10"/></text:p>
      <text:p text:style-name="P20"><text:span text:style-name="T10"/></text:p>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narcissist-collapse-into-insanity-Do-they-projectile-vomit-or-what</text:a> </text:p>
      <text:p text:style-name="P12"><text:soft-page-break/></text:p>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text:soft-page-break/>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Roboto" svg:font-family="Roboto,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2-21T18:03:07.81</dc:date>
    <dc:creator>Blake Stanger</dc:creator>
    <meta:editing-duration>P6DT17H17M53S</meta:editing-duration>
    <meta:editing-cycles>476</meta:editing-cycles>
    <meta:generator>OpenOffice/4.1.11$Win32 OpenOffice.org_project/4111m1$Build-9808</meta:generator>
    <meta:document-statistic meta:table-count="1" meta:image-count="1" meta:object-count="0" meta:page-count="93" meta:paragraph-count="883" meta:word-count="48187" meta:character-count="263856"/>
  </office:meta>
</office:document-meta>
</file>